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9 年 1 月 份" calcext:value-type="string">
              <text:p><text:s text:c="7"/>中 華 民 國 99 年 1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4742" calcext:value-type="float">
            <text:p><text:s text:c="3"/>4,74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1" calcext:value-type="float">
            <text:p><text:s text:c="3"/>2.41 </text:p>
          </table:table-cell>
          <table:table-cell table:style-name="ce29" office:value-type="float" office:value="3107" calcext:value-type="float">
            <text:p><text:s text:c="3"/>3,107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8" calcext:value-type="float">
            <text:p><text:s text:c="3"/>1.58 </text:p>
          </table:table-cell>
          <table:table-cell table:style-name="ce29" office:value-type="float" office:value="15603" calcext:value-type="float">
            <text:p><text:s text:c="3"/>15,603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5" calcext:value-type="float">
            <text:p><text:s text:c="3"/>7.95 </text:p>
          </table:table-cell>
          <table:table-cell table:style-name="ce29" office:value-type="float" office:value="12496" calcext:value-type="float">
            <text:p><text:s text:c="3"/>12,496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14345" calcext:value-type="float">
            <text:p><text:s text:c="3"/>14,345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" calcext:value-type="float">
            <text:p><text:s text:c="3"/>7.30 </text:p>
          </table:table-cell>
          <table:table-cell table:style-name="ce29" office:value-type="float" office:value="4320" calcext:value-type="float">
            <text:p><text:s text:c="3"/>4,320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4257" calcext:value-type="float">
            <text:p><text:s text:c="3"/>4,257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8" calcext:value-type="float">
            <text:p><text:s text:c="3"/>2.18 </text:p>
          </table:table-cell>
          <table:table-cell table:style-name="ce29" office:value-type="float" office:value="3051" calcext:value-type="float">
            <text:p><text:s text:c="3"/>3,051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6" calcext:value-type="float">
            <text:p><text:s text:c="3"/>1.56 </text:p>
          </table:table-cell>
          <table:table-cell table:style-name="ce29" office:value-type="float" office:value="15510" calcext:value-type="float">
            <text:p><text:s text:c="3"/>15,510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3" calcext:value-type="float">
            <text:p><text:s text:c="3"/>7.93 </text:p>
          </table:table-cell>
          <table:table-cell table:style-name="ce29" office:value-type="float" office:value="12459" calcext:value-type="float">
            <text:p><text:s text:c="3"/>12,459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7" calcext:value-type="float">
            <text:p><text:s text:c="3"/>6.37 </text:p>
          </table:table-cell>
          <table:table-cell table:style-name="ce29" office:value-type="float" office:value="14297" calcext:value-type="float">
            <text:p><text:s text:c="3"/>14,297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1" calcext:value-type="float">
            <text:p><text:s text:c="3"/>7.31 </text:p>
          </table:table-cell>
          <table:table-cell table:style-name="ce29" office:value-type="float" office:value="4307" calcext:value-type="float">
            <text:p><text:s text:c="3"/>4,307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5242" calcext:value-type="float">
            <text:p><text:s text:c="3"/>5,242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27" calcext:value-type="float">
            <text:p><text:s text:c="3"/>3.27 </text:p>
          </table:table-cell>
          <table:table-cell table:style-name="ce29" office:value-type="float" office:value="2506" calcext:value-type="float">
            <text:p><text:s text:c="3"/>2,506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6" calcext:value-type="float">
            <text:p><text:s text:c="3"/>1.56 </text:p>
          </table:table-cell>
          <table:table-cell table:style-name="ce29" office:value-type="float" office:value="12863" calcext:value-type="float">
            <text:p><text:s text:c="3"/>12,863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02" calcext:value-type="float">
            <text:p><text:s text:c="3"/>8.02 </text:p>
          </table:table-cell>
          <table:table-cell table:style-name="ce29" office:value-type="float" office:value="10357" calcext:value-type="float">
            <text:p><text:s text:c="3"/>10,357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11830" calcext:value-type="float">
            <text:p><text:s text:c="3"/>11,830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29" office:value-type="float" office:value="3539" calcext:value-type="float">
            <text:p><text:s text:c="3"/>3,53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417" calcext:value-type="float">
            <text:p><text:s text:c="3"/>2,41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5" calcext:value-type="float">
            <text:p><text:s text:c="3"/>7.35 </text:p>
          </table:table-cell>
          <table:table-cell table:style-name="ce30" office:value-type="float" office:value="1006" calcext:value-type="float">
            <text:p><text:s text:c="3"/>1,006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6" calcext:value-type="float">
            <text:p><text:s text:c="3"/>3.06 </text:p>
          </table:table-cell>
          <table:table-cell table:style-name="ce30" office:value-type="float" office:value="2594" calcext:value-type="float">
            <text:p><text:s text:c="3"/>2,59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8" calcext:value-type="float">
            <text:p><text:s text:c="3"/>7.88 </text:p>
          </table:table-cell>
          <table:table-cell table:style-name="ce30" office:value-type="float" office:value="1588" calcext:value-type="float">
            <text:p><text:s text:c="3"/>1,58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30" office:value-type="float" office:value="2615" calcext:value-type="float">
            <text:p><text:s text:c="3"/>2,61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5" calcext:value-type="float">
            <text:p><text:s text:c="3"/>7.95 </text:p>
          </table:table-cell>
          <table:table-cell table:style-name="ce30" office:value-type="float" office:value="825" calcext:value-type="float">
            <text:p><text:s text:c="3"/>82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251" calcext:value-type="float">
            <text:p><text:s text:c="3"/>25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" calcext:value-type="float">
            <text:p><text:s text:c="3"/>6.40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30" office:value-type="float" office:value="305" calcext:value-type="float">
            <text:p><text:s text:c="3"/>305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8" calcext:value-type="float">
            <text:p><text:s text:c="3"/>7.78 </text:p>
          </table:table-cell>
          <table:table-cell table:style-name="ce30" office:value-type="float" office:value="282" calcext:value-type="float">
            <text:p><text:s text:c="3"/>28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9" calcext:value-type="float">
            <text:p><text:s text:c="3"/>7.19 </text:p>
          </table:table-cell>
          <table:table-cell table:style-name="ce30" office:value-type="float" office:value="266" calcext:value-type="float">
            <text:p><text:s text:c="3"/>26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256" calcext:value-type="float">
            <text:p><text:s text:c="3"/>1,25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7" calcext:value-type="float">
            <text:p><text:s text:c="3"/>7.47 </text:p>
          </table:table-cell>
          <table:table-cell table:style-name="ce30" office:value-type="float" office:value="578" calcext:value-type="float">
            <text:p><text:s text:c="3"/>578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4" calcext:value-type="float">
            <text:p><text:s text:c="3"/>3.44 </text:p>
          </table:table-cell>
          <table:table-cell table:style-name="ce30" office:value-type="float" office:value="1475" calcext:value-type="float">
            <text:p><text:s text:c="3"/>1,47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77" calcext:value-type="float">
            <text:p><text:s text:c="3"/>8.77 </text:p>
          </table:table-cell>
          <table:table-cell table:style-name="ce30" office:value-type="float" office:value="897" calcext:value-type="float">
            <text:p><text:s text:c="3"/>89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4" calcext:value-type="float">
            <text:p><text:s text:c="3"/>5.34 </text:p>
          </table:table-cell>
          <table:table-cell table:style-name="ce30" office:value-type="float" office:value="1284" calcext:value-type="float">
            <text:p><text:s text:c="3"/>1,28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4" calcext:value-type="float">
            <text:p><text:s text:c="3"/>7.64 </text:p>
          </table:table-cell>
          <table:table-cell table:style-name="ce30" office:value-type="float" office:value="484" calcext:value-type="float">
            <text:p><text:s text:c="3"/>48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06" calcext:value-type="float">
            <text:p><text:s text:c="3"/>406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6" calcext:value-type="float">
            <text:p><text:s text:c="3"/>9.36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4" calcext:value-type="float">
            <text:p><text:s text:c="3"/>3.94 </text:p>
          </table:table-cell>
          <table:table-cell table:style-name="ce30" office:value-type="float" office:value="450" calcext:value-type="float">
            <text:p><text:s text:c="3"/>450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37" calcext:value-type="float">
            <text:p><text:s text:c="3"/>10.37 </text:p>
          </table:table-cell>
          <table:table-cell table:style-name="ce30" office:value-type="float" office:value="279" calcext:value-type="float">
            <text:p><text:s text:c="3"/>27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30" office:value-type="float" office:value="332" calcext:value-type="float">
            <text:p><text:s text:c="3"/>332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02" calcext:value-type="float">
            <text:p><text:s text:c="3"/>202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3" calcext:value-type="float">
            <text:p><text:s text:c="3"/>4.23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30" office:value-type="float" office:value="394" calcext:value-type="float">
            <text:p><text:s text:c="3"/>394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6" calcext:value-type="float">
            <text:p><text:s text:c="3"/>8.26 </text:p>
          </table:table-cell>
          <table:table-cell table:style-name="ce30" office:value-type="float" office:value="360" calcext:value-type="float">
            <text:p><text:s text:c="3"/>360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376" calcext:value-type="float">
            <text:p><text:s text:c="3"/>37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8" calcext:value-type="float">
            <text:p><text:s text:c="3"/>7.88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30" office:value-type="float" office:value="333" calcext:value-type="float">
            <text:p><text:s text:c="3"/>33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1" calcext:value-type="float">
            <text:p><text:s text:c="3"/>2.51 </text:p>
          </table:table-cell>
          <table:table-cell table:style-name="ce30" office:value-type="float" office:value="1145" calcext:value-type="float">
            <text:p><text:s text:c="3"/>1,145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3" calcext:value-type="float">
            <text:p><text:s text:c="3"/>8.63 </text:p>
          </table:table-cell>
          <table:table-cell table:style-name="ce30" office:value-type="float" office:value="812" calcext:value-type="float">
            <text:p><text:s text:c="3"/>812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2" calcext:value-type="float">
            <text:p><text:s text:c="3"/>6.12 </text:p>
          </table:table-cell>
          <table:table-cell table:style-name="ce30" office:value-type="float" office:value="1064" calcext:value-type="float">
            <text:p><text:s text:c="3"/>1,064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2" calcext:value-type="float">
            <text:p><text:s text:c="3"/>8.02 </text:p>
          </table:table-cell>
          <table:table-cell table:style-name="ce30" office:value-type="float" office:value="257" calcext:value-type="float">
            <text:p><text:s text:c="3"/>257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30" office:value-type="float" office:value="247" calcext:value-type="float">
            <text:p><text:s text:c="3"/>247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2" calcext:value-type="float">
            <text:p><text:s text:c="3"/>2.22 </text:p>
          </table:table-cell>
          <table:table-cell table:style-name="ce30" office:value-type="float" office:value="1057" calcext:value-type="float">
            <text:p><text:s text:c="3"/>1,05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48" calcext:value-type="float">
            <text:p><text:s text:c="3"/>9.48 </text:p>
          </table:table-cell>
          <table:table-cell table:style-name="ce30" office:value-type="float" office:value="810" calcext:value-type="float">
            <text:p><text:s text:c="3"/>810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30" office:value-type="float" office:value="859" calcext:value-type="float">
            <text:p><text:s text:c="3"/>859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7" calcext:value-type="float">
            <text:p><text:s text:c="3"/>1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3" calcext:value-type="float">
            <text:p><text:s text:c="3"/>1.13 </text:p>
          </table:table-cell>
          <table:table-cell table:style-name="ce30" office:value-type="float" office:value="-30" calcext:value-type="float">
            <text:p><text:s/>－30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7" calcext:value-type="float">
            <text:p><text:s/>－0.67 </text:p>
          </table:table-cell>
          <table:table-cell table:style-name="ce30" office:value-type="float" office:value="340" calcext:value-type="float">
            <text:p><text:s text:c="3"/>340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370" calcext:value-type="float">
            <text:p><text:s text:c="3"/>370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0" office:value-type="float" office:value="304" calcext:value-type="float">
            <text:p><text:s text:c="3"/>30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07" calcext:value-type="float">
            <text:p><text:s/>－107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74" calcext:value-type="float">
            <text:p><text:s/>－1.74 </text:p>
          </table:table-cell>
          <table:table-cell table:style-name="ce30" office:value-type="float" office:value="-180" calcext:value-type="float">
            <text:p><text:s/>－180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26" office:value-type="float" office:value="-2.93" calcext:value-type="float">
            <text:p><text:s/>－2.93 </text:p>
          </table:table-cell>
          <table:table-cell table:style-name="ce30" office:value-type="float" office:value="432" calcext:value-type="float">
            <text:p><text:s text:c="3"/>432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30" office:value-type="float" office:value="612" calcext:value-type="float">
            <text:p><text:s text:c="3"/>612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9.97" calcext:value-type="float">
            <text:p><text:s text:c="3"/>9.97 </text:p>
          </table:table-cell>
          <table:table-cell table:style-name="ce30" office:value-type="float" office:value="421" calcext:value-type="float">
            <text:p><text:s text:c="3"/>42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6" calcext:value-type="float">
            <text:p><text:s text:c="3"/>6.86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7" calcext:value-type="float">
            <text:p><text:s/>－7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30" office:value-type="float" office:value="-112" calcext:value-type="float">
            <text:p><text:s/>－112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41" calcext:value-type="float">
            <text:p><text:s/>－2.41 </text:p>
          </table:table-cell>
          <table:table-cell table:style-name="ce30" office:value-type="float" office:value="317" calcext:value-type="float">
            <text:p><text:s text:c="3"/>317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1" calcext:value-type="float">
            <text:p><text:s text:c="3"/>6.81 </text:p>
          </table:table-cell>
          <table:table-cell table:style-name="ce30" office:value-type="float" office:value="429" calcext:value-type="float">
            <text:p><text:s text:c="3"/>429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2" calcext:value-type="float">
            <text:p><text:s text:c="3"/>9.22 </text:p>
          </table:table-cell>
          <table:table-cell table:style-name="ce30" office:value-type="float" office:value="298" calcext:value-type="float">
            <text:p><text:s text:c="3"/>29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1" calcext:value-type="float">
            <text:p><text:s text:c="3"/>6.41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337" calcext:value-type="float">
            <text:p><text:s/>－337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3.59" calcext:value-type="float">
            <text:p><text:s/>－3.59 </text:p>
          </table:table-cell>
          <table:table-cell table:style-name="ce30" office:value-type="float" office:value="-136" calcext:value-type="float">
            <text:p><text:s/>－136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5" calcext:value-type="float">
            <text:p><text:s/>－1.45 </text:p>
          </table:table-cell>
          <table:table-cell table:style-name="ce30" office:value-type="float" office:value="587" calcext:value-type="float">
            <text:p><text:s text:c="3"/>58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6" calcext:value-type="float">
            <text:p><text:s text:c="3"/>6.26 </text:p>
          </table:table-cell>
          <table:table-cell table:style-name="ce30" office:value-type="float" office:value="723" calcext:value-type="float">
            <text:p><text:s text:c="3"/>72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643" calcext:value-type="float">
            <text:p><text:s text:c="3"/>64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6" calcext:value-type="float">
            <text:p><text:s text:c="3"/>6.86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190" calcext:value-type="float">
            <text:p><text:s/>－190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8" calcext:value-type="float">
            <text:p><text:s/>－1.80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30" office:value-type="float" office:value="779" calcext:value-type="float">
            <text:p><text:s text:c="3"/>77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8" calcext:value-type="float">
            <text:p><text:s text:c="3"/>7.38 </text:p>
          </table:table-cell>
          <table:table-cell table:style-name="ce30" office:value-type="float" office:value="704" calcext:value-type="float">
            <text:p><text:s text:c="3"/>70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7" calcext:value-type="float">
            <text:p><text:s text:c="3"/>6.67 </text:p>
          </table:table-cell>
          <table:table-cell table:style-name="ce30" office:value-type="float" office:value="761" calcext:value-type="float">
            <text:p><text:s text:c="3"/>761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1" calcext:value-type="float">
            <text:p><text:s text:c="3"/>7.21 </text:p>
          </table:table-cell>
          <table:table-cell table:style-name="ce30" office:value-type="float" office:value="232" calcext:value-type="float">
            <text:p><text:s text:c="3"/>23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01" calcext:value-type="float">
            <text:p><text:s/>－301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4.02" calcext:value-type="float">
            <text:p><text:s/>－4.02 </text:p>
          </table:table-cell>
          <table:table-cell table:style-name="ce30" office:value-type="float" office:value="-151" calcext:value-type="float">
            <text:p><text:s/>－151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01" calcext:value-type="float">
            <text:p><text:s/>－2.01 </text:p>
          </table:table-cell>
          <table:table-cell table:style-name="ce30" office:value-type="float" office:value="494" calcext:value-type="float">
            <text:p><text:s text:c="3"/>49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9" calcext:value-type="float">
            <text:p><text:s text:c="3"/>6.59 </text:p>
          </table:table-cell>
          <table:table-cell table:style-name="ce30" office:value-type="float" office:value="645" calcext:value-type="float">
            <text:p><text:s text:c="3"/>645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1" calcext:value-type="float">
            <text:p><text:s text:c="3"/>8.61 </text:p>
          </table:table-cell>
          <table:table-cell table:style-name="ce30" office:value-type="float" office:value="428" calcext:value-type="float">
            <text:p><text:s text:c="3"/>42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324" calcext:value-type="float">
            <text:p><text:s text:c="3"/>324 </text:p>
          </table:table-cell>
          <table:table-cell table:style-name="ce26" office:value-type="float" office:value="1.39" calcext:value-type="float">
            <text:p><text:s text:c="3"/>1.39 </text:p>
          </table:table-cell>
          <table:table-cell table:style-name="ce26" office:value-type="float" office:value="16.41" calcext:value-type="float">
            <text:p><text:s text:c="3"/>16.41 </text:p>
          </table:table-cell>
          <table:table-cell table:style-name="ce30" office:value-type="float" office:value="-33" calcext:value-type="float">
            <text:p><text:s/>－33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7" calcext:value-type="float">
            <text:p><text:s/>－1.67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" calcext:value-type="float">
            <text:p><text:s text:c="3"/>8.20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87" calcext:value-type="float">
            <text:p><text:s text:c="3"/>9.87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62" calcext:value-type="float">
            <text:p><text:s text:c="3"/>62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4" calcext:value-type="float">
            <text:p><text:s text:c="3"/>2.14 </text:p>
          </table:table-cell>
          <table:table-cell table:style-name="ce30" office:value-type="float" office:value="-26" calcext:value-type="float">
            <text:p><text:s/>－26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" calcext:value-type="float">
            <text:p><text:s/>－0.90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229" calcext:value-type="float">
            <text:p><text:s text:c="3"/>229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1" calcext:value-type="float">
            <text:p><text:s text:c="3"/>7.91 </text:p>
          </table:table-cell>
          <table:table-cell table:style-name="ce30" office:value-type="float" office:value="189" calcext:value-type="float">
            <text:p><text:s text:c="3"/>18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77" calcext:value-type="float">
            <text:p><text:s text:c="3"/>177 </text:p>
          </table:table-cell>
          <table:table-cell table:style-name="ce26" office:value-type="float" office:value="1.84" calcext:value-type="float">
            <text:p><text:s text:c="3"/>1.84 </text:p>
          </table:table-cell>
          <table:table-cell table:style-name="ce26" office:value-type="float" office:value="21.66" calcext:value-type="float">
            <text:p><text:s text:c="3"/>21.66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" calcext:value-type="float">
            <text:p><text:s text:c="3"/>7.70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2" calcext:value-type="float">
            <text:p><text:s text:c="3"/>6.72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85" calcext:value-type="float">
            <text:p><text:s/>－185 </text:p>
          </table:table-cell>
          <table:table-cell table:style-name="ce26" office:value-type="float" office:value="-0.48" calcext:value-type="float">
            <text:p><text:s/>－0.48 </text:p>
          </table:table-cell>
          <table:table-cell table:style-name="ce26" office:value-type="float" office:value="-5.61" calcext:value-type="float">
            <text:p><text:s/>－5.61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30" office:value-type="float" office:value="219" calcext:value-type="float">
            <text:p><text:s text:c="3"/>21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4" calcext:value-type="float">
            <text:p><text:s text:c="3"/>6.64 </text:p>
          </table:table-cell>
          <table:table-cell table:style-name="ce30" office:value-type="float" office:value="204" calcext:value-type="float">
            <text:p><text:s text:c="3"/>20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30" office:value-type="float" office:value="204" calcext:value-type="float">
            <text:p><text:s text:c="3"/>20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394" calcext:value-type="float">
            <text:p><text:s text:c="3"/>394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1.27" calcext:value-type="float">
            <text:p><text:s text:c="3"/>11.27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2" calcext:value-type="float">
            <text:p><text:s text:c="3"/>6.92 </text:p>
          </table:table-cell>
          <table:table-cell table:style-name="ce30" office:value-type="float" office:value="432" calcext:value-type="float">
            <text:p><text:s text:c="3"/>432 </text:p>
          </table:table-cell>
          <table:table-cell table:style-name="ce26" office:value-type="float" office:value="1.05" calcext:value-type="float">
            <text:p><text:s text:c="3"/>1.05 </text:p>
          </table:table-cell>
          <table:table-cell table:style-name="ce26" office:value-type="float" office:value="12.35" calcext:value-type="float">
            <text:p><text:s text:c="3"/>12.35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3" calcext:value-type="float">
            <text:p><text:s text:c="3"/>5.43 </text:p>
          </table:table-cell>
          <table:table-cell table:style-name="ce30" office:value-type="float" office:value="288" calcext:value-type="float">
            <text:p><text:s text:c="3"/>28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18" office:value-type="float" office:value="70" calcext:value-type="float">
            <text:p><text:s text:c="3"/>7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642" calcext:value-type="float">
            <text:p><text:s text:c="3"/>642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30" office:value-type="float" office:value="265" calcext:value-type="float">
            <text:p><text:s text:c="3"/>265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1" calcext:value-type="float">
            <text:p><text:s text:c="3"/>2.91 </text:p>
          </table:table-cell>
          <table:table-cell table:style-name="ce30" office:value-type="float" office:value="726" calcext:value-type="float">
            <text:p><text:s text:c="3"/>726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6" calcext:value-type="float">
            <text:p><text:s text:c="3"/>7.96 </text:p>
          </table:table-cell>
          <table:table-cell table:style-name="ce30" office:value-type="float" office:value="461" calcext:value-type="float">
            <text:p><text:s text:c="3"/>461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30" office:value-type="float" office:value="694" calcext:value-type="float">
            <text:p><text:s text:c="3"/>69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1" calcext:value-type="float">
            <text:p><text:s text:c="3"/>7.61 </text:p>
          </table:table-cell>
          <table:table-cell table:style-name="ce18" office:value-type="float" office:value="228" calcext:value-type="float">
            <text:p><text:s text:c="3"/>22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83" calcext:value-type="float">
            <text:p><text:s/>－83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57" calcext:value-type="float">
            <text:p><text:s/>－3.57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2" calcext:value-type="float">
            <text:p><text:s text:c="3"/>6.02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75" calcext:value-type="float">
            <text:p><text:s/>175 </text:p>
          </table:table-cell>
          <table:table-cell table:style-name="ce27" office:value-type="float" office:value="0.23" calcext:value-type="float">
            <text:p><text:s text:c="3"/>0.23 </text:p>
          </table:table-cell>
          <table:table-cell table:style-name="ce27" office:value-type="float" office:value="2.67" calcext:value-type="float">
            <text:p><text:s text:c="3"/>2.67 </text:p>
          </table:table-cell>
          <table:table-cell table:style-name="ce31" office:value-type="float" office:value="162" calcext:value-type="float">
            <text:p><text:s text:c="3"/>162 </text:p>
          </table:table-cell>
          <table:table-cell table:style-name="ce28" office:value-type="float" office:value="0.21" calcext:value-type="float">
            <text:p><text:s text:c="3"/>0.21 </text:p>
          </table:table-cell>
          <table:table-cell table:style-name="ce28" office:value-type="float" office:value="2.47" calcext:value-type="float">
            <text:p><text:s text:c="3"/>2.47 </text:p>
          </table:table-cell>
          <table:table-cell table:style-name="ce31" office:value-type="float" office:value="534" calcext:value-type="float">
            <text:p><text:s text:c="3"/>534 </text:p>
          </table:table-cell>
          <table:table-cell table:style-name="ce28" office:value-type="float" office:value="0.69" calcext:value-type="float">
            <text:p><text:s text:c="3"/>0.69 </text:p>
          </table:table-cell>
          <table:table-cell table:style-name="ce28" office:value-type="float" office:value="8.15" calcext:value-type="float">
            <text:p><text:s text:c="3"/>8.15 </text:p>
          </table:table-cell>
          <table:table-cell table:style-name="ce31" office:value-type="float" office:value="372" calcext:value-type="float">
            <text:p><text:s text:c="3"/>372 </text:p>
          </table:table-cell>
          <table:table-cell table:style-name="ce28" office:value-type="float" office:value="0.48" calcext:value-type="float">
            <text:p><text:s text:c="3"/>0.48 </text:p>
          </table:table-cell>
          <table:table-cell table:style-name="ce28" office:value-type="float" office:value="5.68" calcext:value-type="float">
            <text:p><text:s text:c="3"/>5.68 </text:p>
          </table:table-cell>
          <table:table-cell table:style-name="ce31" office:value-type="float" office:value="468" calcext:value-type="float">
            <text:p><text:s text:c="3"/>468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28" office:value-type="float" office:value="7.15" calcext:value-type="float">
            <text:p><text:s text:c="3"/>7.15 </text:p>
          </table:table-cell>
          <table:table-cell table:style-name="ce20" office:value-type="float" office:value="146" calcext:value-type="float">
            <text:p><text:s text:c="3"/>146 </text:p>
          </table:table-cell>
          <table:table-cell table:style-name="ce28" office:value-type="float" office:value="0.19" calcext:value-type="float">
            <text:p><text:s text:c="3"/>0.19 </text:p>
          </table:table-cell>
          <table:table-cell table:style-name="ce47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277" calcext:value-type="float">
            <text:p><text:s/>－1,277 </text:p>
          </table:table-cell>
          <table:table-cell table:style-name="ce25" office:value-type="float" office:value="-0.49" calcext:value-type="float">
            <text:p><text:s/>－0.49 </text:p>
          </table:table-cell>
          <table:table-cell table:style-name="ce25" office:value-type="float" office:value="-5.77" calcext:value-type="float">
            <text:p><text:s/>－5.77 </text:p>
          </table:table-cell>
          <table:table-cell table:style-name="ce29" office:value-type="float" office:value="339" calcext:value-type="float">
            <text:p><text:s text:c="3"/>339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3" calcext:value-type="float">
            <text:p><text:s text:c="3"/>1.53 </text:p>
          </table:table-cell>
          <table:table-cell table:style-name="ce29" office:value-type="float" office:value="1673" calcext:value-type="float">
            <text:p><text:s text:c="3"/>1,673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6" calcext:value-type="float">
            <text:p><text:s text:c="3"/>7.56 </text:p>
          </table:table-cell>
          <table:table-cell table:style-name="ce29" office:value-type="float" office:value="1334" calcext:value-type="float">
            <text:p><text:s text:c="3"/>1,334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29" office:value-type="float" office:value="1609" calcext:value-type="float">
            <text:p><text:s text:c="3"/>1,60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7" calcext:value-type="float">
            <text:p><text:s text:c="3"/>7.27 </text:p>
          </table:table-cell>
          <table:table-cell table:style-name="ce17" office:value-type="float" office:value="433" calcext:value-type="float">
            <text:p><text:s text:c="3"/>433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50" calcext:value-type="float">
            <text:p><text:s/>－50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3" calcext:value-type="float">
            <text:p><text:s/>－2.83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09" calcext:value-type="float">
            <text:p><text:s text:c="3"/>2.09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" calcext:value-type="float">
            <text:p><text:s text:c="3"/>7.70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5" calcext:value-type="float">
            <text:p><text:s text:c="3"/>6.85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36" calcext:value-type="float">
            <text:p><text:s text:c="3"/>1.3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82" calcext:value-type="float">
            <text:p><text:s/>－82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28" calcext:value-type="float">
            <text:p><text:s/>－4.28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2" calcext:value-type="float">
            <text:p><text:s text:c="3"/>2.82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3" calcext:value-type="float">
            <text:p><text:s text:c="3"/>8.83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313" calcext:value-type="float">
            <text:p><text:s/>－313 </text:p>
          </table:table-cell>
          <table:table-cell table:style-name="ce26" office:value-type="float" office:value="-1" calcext:value-type="float">
            <text:p><text:s/>－1.00 </text:p>
          </table:table-cell>
          <table:table-cell table:style-name="ce26" office:value-type="float" office:value="-11.83" calcext:value-type="float">
            <text:p><text:s/>－11.83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30" office:value-type="float" office:value="172" calcext:value-type="float">
            <text:p><text:s text:c="3"/>172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78" calcext:value-type="float">
            <text:p><text:s/>－78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21" calcext:value-type="float">
            <text:p><text:s/>－4.21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5" calcext:value-type="float">
            <text:p><text:s text:c="3"/>2.75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1" calcext:value-type="float">
            <text:p><text:s text:c="3"/>8.31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78" calcext:value-type="float">
            <text:p><text:s/>－78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26" office:value-type="float" office:value="-5.79" calcext:value-type="float">
            <text:p><text:s/>－5.79 </text:p>
          </table:table-cell>
          <table:table-cell table:style-name="ce32" office:value-type="float" office:value="9" calcext:value-type="float">
            <text:p><text:s text:c="3"/>9 </text:p>
          </table:table-cell>
          <table:table-cell table:style-name="ce34" office:value-type="float" office:value="0.06" calcext:value-type="float">
            <text:p><text:s text:c="3"/>0.06 </text:p>
          </table:table-cell>
          <table:table-cell table:style-name="ce34" office:value-type="float" office:value="0.67" calcext:value-type="float">
            <text:p><text:s text:c="3"/>0.67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5" calcext:value-type="float">
            <text:p><text:s text:c="3"/>7.05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8" calcext:value-type="float">
            <text:p><text:s text:c="3"/>6.38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9" calcext:value-type="float">
            <text:p><text:s text:c="3"/>8.39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5" calcext:value-type="float">
            <text:p><text:s text:c="3"/>7.15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5" calcext:value-type="float">
            <text:p><text:s text:c="3"/>7.35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62" calcext:value-type="float">
            <text:p><text:s/>－262 </text:p>
          </table:table-cell>
          <table:table-cell table:style-name="ce26" office:value-type="float" office:value="-1.39" calcext:value-type="float">
            <text:p><text:s/>－1.39 </text:p>
          </table:table-cell>
          <table:table-cell table:style-name="ce26" office:value-type="float" office:value="-16.37" calcext:value-type="float">
            <text:p><text:s/>－16.37 </text:p>
          </table:table-cell>
          <table:table-cell table:style-name="ce30" office:value-type="float" office:value="-33" calcext:value-type="float">
            <text:p><text:s/>－33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06" calcext:value-type="float">
            <text:p><text:s/>－2.06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4" calcext:value-type="float">
            <text:p><text:s text:c="3"/>7.44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" calcext:value-type="float">
            <text:p><text:s text:c="3"/>9.50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5" calcext:value-type="float">
            <text:p><text:s text:c="3"/>8.25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125" calcext:value-type="float">
            <text:p><text:s/>－125 </text:p>
          </table:table-cell>
          <table:table-cell table:style-name="ce26" office:value-type="float" office:value="-0.48" calcext:value-type="float">
            <text:p><text:s/>－0.48 </text:p>
          </table:table-cell>
          <table:table-cell table:style-name="ce26" office:value-type="float" office:value="-5.64" calcext:value-type="float">
            <text:p><text:s/>－5.64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2" calcext:value-type="float">
            <text:p><text:s text:c="3"/>1.22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49" calcext:value-type="float">
            <text:p><text:s text:c="3"/>7.49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161" calcext:value-type="float">
            <text:p><text:s text:c="3"/>161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120" calcext:value-type="float">
            <text:p><text:s/>－120 </text:p>
          </table:table-cell>
          <table:table-cell table:style-name="ce26" office:value-type="float" office:value="-1.06" calcext:value-type="float">
            <text:p><text:s/>－1.06 </text:p>
          </table:table-cell>
          <table:table-cell table:style-name="ce26" office:value-type="float" office:value="-12.49" calcext:value-type="float">
            <text:p><text:s/>－12.49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1.98" calcext:value-type="float">
            <text:p><text:s text:c="3"/>1.98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5" calcext:value-type="float">
            <text:p><text:s text:c="3"/>8.75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2" calcext:value-type="float">
            <text:p><text:s text:c="3"/>1.32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8" calcext:value-type="float">
            <text:p><text:s text:c="3"/>3.78 </text:p>
          </table:table-cell>
          <table:table-cell table:style-name="ce30" office:value-type="float" office:value="173" calcext:value-type="float">
            <text:p><text:s text:c="3"/>17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1" calcext:value-type="float">
            <text:p><text:s text:c="3"/>7.61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3" calcext:value-type="float">
            <text:p><text:s text:c="3"/>3.83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1" calcext:value-type="float">
            <text:p><text:s text:c="3"/>1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31" calcext:value-type="float">
            <text:p><text:s/>－131 </text:p>
          </table:table-cell>
          <table:table-cell table:style-name="ce26" office:value-type="float" office:value="-0.46" calcext:value-type="float">
            <text:p><text:s/>－0.46 </text:p>
          </table:table-cell>
          <table:table-cell table:style-name="ce26" office:value-type="float" office:value="-5.43" calcext:value-type="float">
            <text:p><text:s/>－5.43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7" calcext:value-type="float">
            <text:p><text:s text:c="3"/>1.87 </text:p>
          </table:table-cell>
          <table:table-cell table:style-name="ce30" office:value-type="float" office:value="172" calcext:value-type="float">
            <text:p><text:s text:c="3"/>17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4" calcext:value-type="float">
            <text:p><text:s text:c="3"/>7.14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7" calcext:value-type="float">
            <text:p><text:s text:c="3"/>5.27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32" calcext:value-type="float">
            <text:p><text:s/>－132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27" calcext:value-type="float">
            <text:p><text:s/>－6.27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" calcext:value-type="float">
            <text:p><text:s text:c="3"/>7.50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8" calcext:value-type="float">
            <text:p><text:s text:c="3"/>6.98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1" calcext:value-type="float">
            <text:p><text:s text:c="3"/>7.41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6" calcext:value-type="float">
            <text:p><text:s text:c="3"/>1.66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292" calcext:value-type="float">
            <text:p><text:s text:c="3"/>29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5" calcext:value-type="float">
            <text:p><text:s text:c="3"/>2.25 </text:p>
          </table:table-cell>
          <table:table-cell table:style-name="ce29" office:value-type="float" office:value="206" calcext:value-type="float">
            <text:p><text:s text:c="3"/>206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9" calcext:value-type="float">
            <text:p><text:s text:c="3"/>1.59 </text:p>
          </table:table-cell>
          <table:table-cell table:style-name="ce29" office:value-type="float" office:value="974" calcext:value-type="float">
            <text:p><text:s text:c="3"/>974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29" office:value-type="float" office:value="768" calcext:value-type="float">
            <text:p><text:s text:c="3"/>768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858" calcext:value-type="float">
            <text:p><text:s text:c="3"/>858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1" calcext:value-type="float">
            <text:p><text:s text:c="3"/>6.61 </text:p>
          </table:table-cell>
          <table:table-cell table:style-name="ce17" office:value-type="float" office:value="335" calcext:value-type="float">
            <text:p><text:s text:c="3"/>33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6" calcext:value-type="float">
            <text:p><text:s text:c="3"/>4.26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26" office:value-type="float" office:value="-2.98" calcext:value-type="float">
            <text:p><text:s/>－2.98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37" calcext:value-type="float">
            <text:p><text:s text:c="3"/>9.37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3" calcext:value-type="float">
            <text:p><text:s text:c="3"/>5.53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94" calcext:value-type="float">
            <text:p><text:s text:c="3"/>194 </text:p>
          </table:table-cell>
          <table:table-cell table:style-name="ce26" office:value-type="float" office:value="1.5" calcext:value-type="float">
            <text:p><text:s text:c="3"/>1.50 </text:p>
          </table:table-cell>
          <table:table-cell table:style-name="ce26" office:value-type="float" office:value="17.64" calcext:value-type="float">
            <text:p><text:s text:c="3"/>17.64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3" calcext:value-type="float">
            <text:p><text:s text:c="3"/>2.73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9" calcext:value-type="float">
            <text:p><text:s text:c="3"/>9.90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8" calcext:value-type="float">
            <text:p><text:s text:c="3"/>7.18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46" calcext:value-type="float">
            <text:p><text:s text:c="3"/>146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5" calcext:value-type="float">
            <text:p><text:s text:c="3"/>9.05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2" calcext:value-type="float">
            <text:p><text:s text:c="3"/>8.12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8" calcext:value-type="float">
            <text:p><text:s text:c="3"/>6.88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6" calcext:value-type="float">
            <text:p><text:s text:c="3"/>6.16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1.99" calcext:value-type="float">
            <text:p><text:s text:c="3"/>1.99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4" calcext:value-type="float">
            <text:p><text:s text:c="3"/>6.44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2" calcext:value-type="float">
            <text:p><text:s text:c="3"/>1.82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9" calcext:value-type="float">
            <text:p><text:s text:c="3"/>1.79 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6" calcext:value-type="float">
            <text:p><text:s text:c="3"/>7.16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7" calcext:value-type="float">
            <text:p><text:s text:c="3"/>5.37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" calcext:value-type="float">
            <text:p><text:s text:c="3"/>6.70 </text:p>
          </table:table-cell>
          <table:table-cell table:style-name="ce18" office:value-type="float" office:value="73" calcext:value-type="float">
            <text:p><text:s text:c="3"/>7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17" calcext:value-type="float">
            <text:p><text:s/>－17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59" calcext:value-type="float">
            <text:p><text:s/>－3.59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3" calcext:value-type="float">
            <text:p><text:s/>－0.63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7" calcext:value-type="float">
            <text:p><text:s text:c="3"/>6.97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12" calcext:value-type="float">
            <text:p><text:s/>－12 </text:p>
          </table:table-cell>
          <table:table-cell table:style-name="ce26" office:value-type="float" office:value="-0.41" calcext:value-type="float">
            <text:p><text:s/>－0.41 </text:p>
          </table:table-cell>
          <table:table-cell table:style-name="ce26" office:value-type="float" office:value="-4.84" calcext:value-type="float">
            <text:p><text:s/>－4.84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1" calcext:value-type="float">
            <text:p><text:s text:c="3"/>1.61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6" calcext:value-type="float">
            <text:p><text:s text:c="3"/>7.26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" calcext:value-type="float">
            <text:p><text:s/>－1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5" calcext:value-type="float">
            <text:p><text:s text:c="3"/>5.85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203" calcext:value-type="float">
            <text:p><text:s/>－203 </text:p>
          </table:table-cell>
          <table:table-cell table:style-name="ce26" office:value-type="float" office:value="-1.02" calcext:value-type="float">
            <text:p><text:s/>－1.02 </text:p>
          </table:table-cell>
          <table:table-cell table:style-name="ce26" office:value-type="float" office:value="-11.95" calcext:value-type="float">
            <text:p><text:s/>－11.95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2" calcext:value-type="float">
            <text:p><text:s text:c="3"/>2.12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7" calcext:value-type="float">
            <text:p><text:s text:c="3"/>5.77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8" calcext:value-type="float">
            <text:p><text:s text:c="3"/>6.48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1.03" calcext:value-type="float">
            <text:p><text:s text:c="3"/>1.03 </text:p>
          </table:table-cell>
          <table:table-cell table:style-name="ce26" office:value-type="float" office:value="12.18" calcext:value-type="float">
            <text:p><text:s text:c="3"/>12.18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8" calcext:value-type="float">
            <text:p><text:s text:c="3"/>1.18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2" calcext:value-type="float">
            <text:p><text:s text:c="3"/>9.42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4" calcext:value-type="float">
            <text:p><text:s text:c="3"/>8.24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1.78" calcext:value-type="float">
            <text:p><text:s text:c="3"/>11.78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3" calcext:value-type="float">
            <text:p><text:s text:c="3"/>3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-1" calcext:value-type="float">
            <text:p><text:s/>－1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5" calcext:value-type="float">
            <text:p><text:s text:c="3"/>2.45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" calcext:value-type="float">
            <text:p><text:s text:c="3"/>7.50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1" calcext:value-type="float">
            <text:p><text:s text:c="3"/>6.81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485" calcext:value-type="float">
            <text:p><text:s text:c="3"/>485 </text:p>
          </table:table-cell>
          <table:table-cell table:style-name="ce25" office:value-type="float" office:value="4.68" calcext:value-type="float">
            <text:p><text:s text:c="3"/>4.68 </text:p>
          </table:table-cell>
          <table:table-cell table:style-name="ce25" office:value-type="float" office:value="55.06" calcext:value-type="float">
            <text:p><text:s text:c="3"/>55.06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4" calcext:value-type="float">
            <text:p><text:s text:c="3"/>6.34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5" office:value-type="float" office:value="10.53" calcext:value-type="float">
            <text:p><text:s text:c="3"/>10.53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19" calcext:value-type="float">
            <text:p><text:s text:c="3"/>4.19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4" calcext:value-type="float">
            <text:p><text:s text:c="3"/>5.44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47" calcext:value-type="float">
            <text:p><text:s text:c="3"/>1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02" calcext:value-type="float">
            <text:p><text:s text:c="3"/>402 </text:p>
          </table:table-cell>
          <table:table-cell table:style-name="ce26" office:value-type="float" office:value="4.29" calcext:value-type="float">
            <text:p><text:s text:c="3"/>4.29 </text:p>
          </table:table-cell>
          <table:table-cell table:style-name="ce26" office:value-type="float" office:value="50.46" calcext:value-type="float">
            <text:p><text:s text:c="3"/>50.46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89" calcext:value-type="float">
            <text:p><text:s text:c="3"/>6.89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0.9" calcext:value-type="float">
            <text:p><text:s text:c="3"/>10.90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1" calcext:value-type="float">
            <text:p><text:s text:c="3"/>4.01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3" calcext:value-type="float">
            <text:p><text:s text:c="3"/>1.63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83" calcext:value-type="float">
            <text:p><text:s text:c="3"/>83 </text:p>
          </table:table-cell>
          <table:table-cell table:style-name="ce28" office:value-type="float" office:value="8.37" calcext:value-type="float">
            <text:p><text:s text:c="3"/>8.37 </text:p>
          </table:table-cell>
          <table:table-cell table:style-name="ce28" office:value-type="float" office:value="98.52" calcext:value-type="float">
            <text:p><text:s text:c="3"/>98.52 </text:p>
          </table:table-cell>
          <table:table-cell table:style-name="ce33" office:value-type="float" office:value="1" calcext:value-type="float">
            <text:p><text:s text:c="3"/>1 </text:p>
          </table:table-cell>
          <table:table-cell table:style-name="ce35" office:value-type="float" office:value="0.1" calcext:value-type="float">
            <text:p><text:s text:c="3"/>0.10 </text:p>
          </table:table-cell>
          <table:table-cell table:style-name="ce35" office:value-type="float" office:value="1.18" calcext:value-type="float">
            <text:p><text:s text:c="3"/>1.18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8" office:value-type="float" office:value="0.6" calcext:value-type="float">
            <text:p><text:s text:c="3"/>0.60 </text:p>
          </table:table-cell>
          <table:table-cell table:style-name="ce28" office:value-type="float" office:value="7.09" calcext:value-type="float">
            <text:p><text:s text:c="3"/>7.09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28" office:value-type="float" office:value="5.91" calcext:value-type="float">
            <text:p><text:s text:c="3"/>5.91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8" office:value-type="float" office:value="0.7" calcext:value-type="float">
            <text:p><text:s text:c="3"/>0.70 </text:p>
          </table:table-cell>
          <table:table-cell table:style-name="ce38" office:value-type="float" office:value="8.27" calcext:value-type="float">
            <text:p><text:s text:c="3"/>8.27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9年2月5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2-06T14:41:43</dc:date>
    <meta:print-date>2009-11-06T11:05:1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